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4271348400267.1" style:family="table-column">
      <style:table-column-properties style:rel-column-width="15632*"/>
    </style:style>
    <style:style style:name="AppyTable14271348400267.2" style:family="table-column">
      <style:table-column-properties style:rel-column-width="4936*"/>
    </style:style>
    <style:style style:name="AppyTable14271348400267.3" style:family="table-column">
      <style:table-column-properties style:rel-column-width="4936*"/>
    </style:style>
    <style:style style:name="AppyTable14271348400267.4" style:family="table-column">
      <style:table-column-properties style:rel-column-width="4936*"/>
    </style:style>
    <style:style style:name="AppyTable14271348400267.5" style:family="table-column">
      <style:table-column-properties style:rel-column-width="4936*"/>
    </style:style>
    <style:style style:name="AppyTable14271348400267.6" style:family="table-column">
      <style:table-column-properties style:rel-column-width="4936*"/>
    </style:style>
    <style:style style:name="AppyTable14271348400267.7" style:family="table-column">
      <style:table-column-properties style:rel-column-width="4936*"/>
    </style:style>
    <style:style style:name="AppyTable14271348400267.8" style:family="table-column">
      <style:table-column-properties style:rel-column-width="4936*"/>
    </style:style>
    <style:style style:name="AppyTable14271348400267.9" style:family="table-column">
      <style:table-column-properties style:rel-column-width="4936*"/>
    </style:style>
    <style:style style:name="AppyTable14271348400267.10" style:family="table-column">
      <style:table-column-properties style:rel-column-width="4936*"/>
    </style:style>
    <style:style style:name="AppyTable14271348400267.11" style:family="table-column">
      <style:table-column-properties style:rel-column-width="4936*"/>
    </style:style>
    <style:style style:name="AppyTable14271348400441.1" style:family="table-column">
      <style:table-column-properties style:rel-column-width="15000*"/>
    </style:style>
    <style:style style:name="AppyTable14271348400441.2" style:family="table-column">
      <style:table-column-properties style:rel-column-width="5000*"/>
    </style:style>
    <style:style style:name="AppyTable14271348400441.3" style:family="table-column">
      <style:table-column-properties style:rel-column-width="5000*"/>
    </style:style>
    <style:style style:name="AppyTable14271348400441.4" style:family="table-column">
      <style:table-column-properties style:rel-column-width="5000*"/>
    </style:style>
    <style:style style:name="AppyTable14271348400441.5" style:family="table-column">
      <style:table-column-properties style:rel-column-width="5000*"/>
    </style:style>
    <style:style style:name="AppyTable14271348400441.6" style:family="table-column">
      <style:table-column-properties style:rel-column-width="5000*"/>
    </style:style>
    <style:style style:name="AppyTable14271348400441.7" style:family="table-column">
      <style:table-column-properties style:rel-column-width="5000*"/>
    </style:style>
    <style:style style:name="AppyTable14271348400441.8" style:family="table-column">
      <style:table-column-properties style:rel-column-width="5000*"/>
    </style:style>
    <style:style style:name="AppyTable14271348400441.9" style:family="table-column">
      <style:table-column-properties style:rel-column-width="5000*"/>
    </style:style>
    <style:style style:name="AppyTable14271348400441.10" style:family="table-column">
      <style:table-column-properties style:rel-column-width="5000*"/>
    </style:style>
    <style:style style:name="AppyTable14271348400441.11" style:family="table-column">
      <style:table-column-properties style:rel-column-width="5000*"/>
    </style:style>
    <style:style style:name="co1" style:family="table-column">
      <style:table-column-properties style:column-width="5.727cm" fo:break-before="auto"/>
    </style:style>
    <style:style style:name="co2" style:family="table-column">
      <style:table-column-properties style:column-width="3.676cm" fo:break-before="auto"/>
    </style:style>
    <style:style style:name="co3" style:family="table-column">
      <style:table-column-properties style:column-width="2.258cm" fo:break-before="auto"/>
    </style:style>
    <style:style style:name="co4" style:family="table-column">
      <style:table-column-properties style:column-width="5.722cm" fo:break-before="auto"/>
    </style:style>
    <style:style style:name="co5" style:family="table-column">
      <style:table-column-properties style:column-width="3.953cm" fo:break-before="auto"/>
    </style:style>
    <style:style style:name="ro1" style:family="table-row">
      <style:table-row-properties style:use-optimal-row-height="true" style:row-height="0.529cm" fo:break-before="auto"/>
    </style:style>
    <style:style style:name="ro2" style:family="table-row">
      <style:table-row-properties style:use-optimal-row-height="false" style:row-height="0.736cm" fo:break-before="auto"/>
    </style:style>
    <style:style style:name="ro3" style:family="table-row">
      <style:table-row-properties style:use-optimal-row-height="true" style:row-height="0.452cm" fo:break-before="auto"/>
    </style:style>
    <style:style style:name="ro4" style:family="table-row">
      <style:table-row-properties style:use-optimal-row-height="false" style:row-height="0.684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size-asian="12pt" style:font-size-complex="12pt" fo:font-size="12pt" style:font-weight-asian="bold" style:font-weight-complex="bold"/>
    </style:style>
    <style:style style:name="ce2" style:parent-style-name="Default" style:family="table-cell">
      <style:text-properties fo:font-weight="bold" style:font-weight-asian="bold" style:font-weight-complex="bold"/>
    </style:style>
    <style:style style:name="gr1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/>
      <table:table table:name="AppyTable14271348400267" table:style-name="podTable">
        <table:table-column table:style-name="AppyTable14271348400267.1"/>
        <table:table-column table:style-name="AppyTable14271348400267.2"/>
        <table:table-column table:style-name="AppyTable14271348400267.3"/>
        <table:table-column table:style-name="AppyTable14271348400267.4"/>
        <table:table-column table:style-name="AppyTable14271348400267.5"/>
        <table:table-column table:style-name="AppyTable14271348400267.6"/>
        <table:table-column table:style-name="AppyTable14271348400267.7"/>
        <table:table-column table:style-name="AppyTable14271348400267.8"/>
        <table:table-column table:style-name="AppyTable14271348400267.9"/>
        <table:table-column table:style-name="AppyTable14271348400267.10"/>
        <table:table-column table:style-name="AppyTable14271348400267.11"/>
        <table:table-row>
          <table:table-cell table:style-name="podCell">
            <text:p text:style-name="Appy_Table_Content">Contenedor\Estación</text:p>
          </table:table-cell>
          <table:table-cell table:style-name="podCell">
            <text:p text:style-name="Appy_Table_Content">RCA-01</text:p>
          </table:table-cell>
          <table:table-cell table:style-name="podCell">
            <text:p text:style-name="Appy_Table_Content">RCA-02</text:p>
          </table:table-cell>
          <table:table-cell table:style-name="podCell">
            <text:p text:style-name="Appy_Table_Content">RCA-03</text:p>
          </table:table-cell>
          <table:table-cell table:style-name="podCell">
            <text:p text:style-name="Appy_Table_Content">RCA-04</text:p>
          </table:table-cell>
          <table:table-cell table:style-name="podCell">
            <text:p text:style-name="Appy_Table_Content">RCA-05</text:p>
          </table:table-cell>
          <table:table-cell table:style-name="podCell">
            <text:p text:style-name="Appy_Table_Content">RCA-06</text:p>
          </table:table-cell>
          <table:table-cell table:style-name="podCell">
            <text:p text:style-name="Appy_Table_Content">RCA-07</text:p>
          </table:table-cell>
          <table:table-cell table:style-name="podCell">
            <text:p text:style-name="Appy_Table_Content">RCA-08</text:p>
          </table:table-cell>
          <table:table-cell table:style-name="podCell">
            <text:p text:style-name="Appy_Table_Content">RCA-09</text:p>
          </table:table-cell>
          <table:table-cell table:style-name="podCell">
            <text:p text:style-name="Appy_Table_Content">RCA-10</text:p>
          </table:table-cell>
        </table:table-row>
        <table:table-row>
          <table:table-cell table:style-name="podCell">
            <text:p text:style-name="Appy_Table_Content">CEA0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1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-1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2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3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4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5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6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EA7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</table:table>
      <table:table table:name="AppyTable14271348400441" table:style-name="podTable">
        <table:table-column table:style-name="AppyTable14271348400441.1"/>
        <table:table-column table:style-name="AppyTable14271348400441.2"/>
        <table:table-column table:style-name="AppyTable14271348400441.3"/>
        <table:table-column table:style-name="AppyTable14271348400441.4"/>
        <table:table-column table:style-name="AppyTable14271348400441.5"/>
        <table:table-column table:style-name="AppyTable14271348400441.6"/>
        <table:table-column table:style-name="AppyTable14271348400441.7"/>
        <table:table-column table:style-name="AppyTable14271348400441.8"/>
        <table:table-column table:style-name="AppyTable14271348400441.9"/>
        <table:table-column table:style-name="AppyTable14271348400441.10"/>
        <table:table-column table:style-name="AppyTable14271348400441.11"/>
        <table:table-row>
          <table:table-cell table:style-name="podCell">
            <text:p text:style-name="Appy_Table_Content">Parámetro\Estación</text:p>
          </table:table-cell>
          <table:table-cell table:style-name="podCell">
            <text:p text:style-name="Appy_Table_Content">RCA-01</text:p>
          </table:table-cell>
          <table:table-cell table:style-name="podCell">
            <text:p text:style-name="Appy_Table_Content">RCA-02</text:p>
          </table:table-cell>
          <table:table-cell table:style-name="podCell">
            <text:p text:style-name="Appy_Table_Content">RCA-03</text:p>
          </table:table-cell>
          <table:table-cell table:style-name="podCell">
            <text:p text:style-name="Appy_Table_Content">RCA-04</text:p>
          </table:table-cell>
          <table:table-cell table:style-name="podCell">
            <text:p text:style-name="Appy_Table_Content">RCA-05</text:p>
          </table:table-cell>
          <table:table-cell table:style-name="podCell">
            <text:p text:style-name="Appy_Table_Content">RCA-06</text:p>
          </table:table-cell>
          <table:table-cell table:style-name="podCell">
            <text:p text:style-name="Appy_Table_Content">RCA-07</text:p>
          </table:table-cell>
          <table:table-cell table:style-name="podCell">
            <text:p text:style-name="Appy_Table_Content">RCA-08</text:p>
          </table:table-cell>
          <table:table-cell table:style-name="podCell">
            <text:p text:style-name="Appy_Table_Content">RCA-09</text:p>
          </table:table-cell>
          <table:table-cell table:style-name="podCell">
            <text:p text:style-name="Appy_Table_Content">RCA-10</text:p>
          </table:table-cell>
        </table:table-row>
        <table:table-row>
          <table:table-cell table:style-name="podCell">
            <text:p text:style-name="Appy_Table_Content">Sulfato  disuelto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Feofitina total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Fósforo  disuelto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Sulfato  disuelto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Índice total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nitrito total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HAMs total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nitrato  disuelto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  <table:table-row>
          <table:table-cell table:style-name="podCell">
            <text:p text:style-name="Appy_Table_Content">Cromo total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4P0" style:condition="value()&gt;=0"/>
    </number:currency-style>
    <style:style style:name="Default" style:family="table-cell">
      <style:text-properties style:font-family-generic-asian="system" style:font-family-generic-complex="system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4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3:11:50.848810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2:25:56.557869202</meta:creation-date>
    <meta:generator>LibreOffice/4.3.5.2.0$Linux_X86_64 LibreOffice_project/430m0$Build-2</meta:generator>
    <dc:date>2015-03-23T15:20:31.299864583</dc:date>
    <meta:editing-duration>P3DT2H15M9S</meta:editing-duration>
    <meta:editing-cycles>20</meta:editing-cycles>
    <meta:document-statistic meta:table-count="2" meta:cell-count="2" meta:object-count="0"/>
  </office:meta>
</office:document-meta>
</file>